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cde7" officeooo:paragraph-rsid="0009cde7"/>
    </style:style>
    <style:style style:name="P2" style:family="paragraph" style:parent-style-name="Standard">
      <style:paragraph-properties>
        <style:tab-stops>
          <style:tab-stop style:position="0.3472in"/>
        </style:tab-stops>
      </style:paragraph-properties>
      <style:text-properties officeooo:rsid="0009cde7" officeooo:paragraph-rsid="0009cde7"/>
    </style:style>
    <style:style style:name="P3" style:family="paragraph" style:parent-style-name="Standard">
      <style:paragraph-properties>
        <style:tab-stops>
          <style:tab-stop style:position="0.3472in"/>
          <style:tab-stop style:position="1.9862in"/>
          <style:tab-stop style:position="2.3752in"/>
        </style:tab-stops>
      </style:paragraph-properties>
      <style:text-properties officeooo:rsid="0009cde7" officeooo:paragraph-rsid="0009cde7"/>
    </style:style>
    <style:style style:name="P4" style:family="paragraph" style:parent-style-name="Standard">
      <style:paragraph-properties>
        <style:tab-stops>
          <style:tab-stop style:position="0.3472in"/>
          <style:tab-stop style:position="1.9862in"/>
          <style:tab-stop style:position="2.3752in"/>
        </style:tab-stops>
      </style:paragraph-properties>
      <style:text-properties officeooo:rsid="000b775e" officeooo:paragraph-rsid="000b775e"/>
    </style:style>
    <style:style style:name="P5" style:family="paragraph" style:parent-style-name="Standard">
      <style:paragraph-properties>
        <style:tab-stops>
          <style:tab-stop style:position="0.3472in"/>
          <style:tab-stop style:position="1.9862in"/>
          <style:tab-stop style:position="2.3752in"/>
        </style:tab-stops>
      </style:paragraph-properties>
      <style:text-properties officeooo:rsid="000d26a3" officeooo:paragraph-rsid="000d26a3"/>
    </style:style>
    <style:style style:name="P6" style:family="paragraph" style:parent-style-name="Standard">
      <style:paragraph-properties>
        <style:tab-stops>
          <style:tab-stop style:position="0.3472in"/>
          <style:tab-stop style:position="1.9862in"/>
          <style:tab-stop style:position="2.3752in"/>
        </style:tab-stops>
      </style:paragraph-properties>
      <style:text-properties officeooo:rsid="0009cde7" officeooo:paragraph-rsid="0009cde7"/>
    </style:style>
    <style:style style:name="P7" style:family="paragraph" style:parent-style-name="Standard">
      <style:paragraph-properties>
        <style:tab-stops>
          <style:tab-stop style:position="0.3472in"/>
          <style:tab-stop style:position="1.9862in"/>
          <style:tab-stop style:position="2.3752in"/>
        </style:tab-stops>
      </style:paragraph-properties>
      <style:text-properties officeooo:rsid="0011ca77" officeooo:paragraph-rsid="0011ca77"/>
    </style:style>
    <style:style style:name="P8" style:family="paragraph" style:parent-style-name="Standard">
      <style:paragraph-properties>
        <style:tab-stops>
          <style:tab-stop style:position="0.3472in"/>
          <style:tab-stop style:position="1.9862in"/>
          <style:tab-stop style:position="2.3752in"/>
        </style:tab-stops>
      </style:paragraph-properties>
      <style:text-properties officeooo:paragraph-rsid="0011ca77"/>
    </style:style>
    <style:style style:name="P9" style:family="paragraph" style:parent-style-name="Standard">
      <style:paragraph-properties>
        <style:tab-stops>
          <style:tab-stop style:position="0.3472in"/>
          <style:tab-stop style:position="1.9862in"/>
          <style:tab-stop style:position="2.3752in"/>
        </style:tab-stops>
      </style:paragraph-properties>
      <style:text-properties officeooo:rsid="00150ec3" officeooo:paragraph-rsid="00150ec3"/>
    </style:style>
    <style:style style:name="P10" style:family="paragraph" style:parent-style-name="Standard">
      <style:paragraph-properties>
        <style:tab-stops>
          <style:tab-stop style:position="0.3472in"/>
          <style:tab-stop style:position="1.9862in"/>
          <style:tab-stop style:position="2.3752in"/>
        </style:tab-stops>
      </style:paragraph-properties>
      <style:text-properties officeooo:rsid="00155458" officeooo:paragraph-rsid="00155458"/>
    </style:style>
    <style:style style:name="P11" style:family="paragraph" style:parent-style-name="Standard">
      <style:paragraph-properties>
        <style:tab-stops>
          <style:tab-stop style:position="0.3472in"/>
          <style:tab-stop style:position="1.9862in"/>
          <style:tab-stop style:position="2.3752in"/>
        </style:tab-stops>
      </style:paragraph-properties>
      <style:text-properties officeooo:rsid="00156285" officeooo:paragraph-rsid="00156285"/>
    </style:style>
    <style:style style:name="P12" style:family="paragraph">
      <style:paragraph-properties fo:text-align="center"/>
    </style:style>
    <style:style style:name="P13" style:family="paragraph">
      <style:paragraph-properties fo:text-align="center"/>
      <style:text-properties fo:font-size="12pt"/>
    </style:style>
    <style:style style:name="T1" style:family="text">
      <style:text-properties officeooo:rsid="000d26a3"/>
    </style:style>
    <style:style style:name="T2" style:family="text">
      <style:text-properties officeooo:rsid="000e9385"/>
    </style:style>
    <style:style style:name="T3" style:family="text">
      <style:text-properties officeooo:rsid="0011ca77"/>
    </style:style>
    <style:style style:name="T4" style:family="text">
      <style:text-properties officeooo:rsid="00140447"/>
    </style:style>
    <style:style style:name="T5" style:family="text">
      <style:text-properties officeooo:rsid="00150ec3"/>
    </style:style>
    <style:style style:name="T6" style:family="text">
      <style:text-properties officeooo:rsid="00156285"/>
    </style:style>
    <style:style style:name="gr1" style:family="graphic">
      <style:graphic-properties draw:textarea-horizontal-align="justify" draw:textarea-vertical-align="middle" draw:auto-grow-height="false" fo:min-height="0.178in" fo:min-width="0.17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874in" fo:min-width="0.1874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472in" fo:min-width="0.1472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draw:textarea-horizontal-align="justify" draw:textarea-vertical-align="middle" draw:auto-grow-height="false" fo:min-height="0.1571in" fo:min-width="0.1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draw:textarea-horizontal-align="justify" draw:textarea-vertical-align="middle" draw:auto-grow-height="false" fo:min-height="0.1374in" fo:min-width="0.1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draw:textarea-horizontal-align="justify" draw:textarea-vertical-align="middle" draw:auto-grow-height="false" fo:min-height="0.1472in" fo:min-width="0.1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draw:textarea-horizontal-align="justify" draw:textarea-vertical-align="middle" draw:auto-grow-height="false" fo:min-height="0.139in" fo:min-width="0.1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AP DARI UP AS WEB PROGRAMMING</text:p>
      <text:p text:style-name="P1"/>
      <text:p text:style-name="P1">VCS ‘VERSION CONTROL SYSTEM’</text:p>
      <text:p text:style-name="P2"><text:tab/>Sistem yang menyimpan &amp; mengelola rekaman perubahan dari Source Code.</text:p>
      <text:p text:style-name="P2">GIT</text:p>
      <text:p text:style-name="P2"><text:tab/>Salah satu software yang bisa melakukan VCS</text:p>
      <text:p text:style-name="P2">GitHub</text:p>
      <text:p text:style-name="P2"><text:tab/>Website / Layanan untuk mengelola project GIT</text:p>
      <text:p text:style-name="P2"/>
      <text:p text:style-name="P2">Istilah Git</text:p>
      <text:p text:style-name="P2"/>
      <text:p text:style-name="P3">REPOSITORY/REPO <text:tab/>:<text:tab/>FOLDER PROJECT KITA<text:tab/></text:p>
      <text:p text:style-name="P3">COMMIT<text:tab/>:<text:tab/>REKAMAN / SNAPSHOTP DARI REPO KITA</text:p>
      <text:p text:style-name="P3">HASH<text:tab/>:<text:tab/>PENANDA UNIT PADA SEBUAH COMMIT</text:p>
      <text:p text:style-name="P3">CHECKOUT<text:tab/>:<text:tab/>BERPINDAH DARI SEBUAH COMMIT</text:p>
      <text:p text:style-name="P3">BRANCH<text:tab/>:<text:tab/>CABANG BEBAS DARI SEBUAH COMMIT</text:p>
      <text:p text:style-name="P3">MERGE<text:tab/>:<text:tab/>MENGGABUNGKAN BRANCH</text:p>
      <text:p text:style-name="P3">REMOTE<text:tab/>:<text:tab/>SUMBER YANG MEMILIKI REPO</text:p>
      <text:p text:style-name="P3">CLONE<text:tab/>:<text:tab/>MENGAMBIL REPO DARI REMOTE</text:p>
      <text:p text:style-name="P3">PUSH<text:tab/>:<text:tab/>MENGIRIMKAN COMMIT KE REPO</text:p>
      <text:p text:style-name="P3">PULL<text:tab/>: <text:tab/>MENGAMBIL COMMIT DARI REPO</text:p>
      <text:p text:style-name="P3"/>
      <text:p text:style-name="P4">GITHUB</text:p>
      <text:p text:style-name="P4">bila ingin melakukan perubahan pada repo jangan lupa mengisi COMMIT. Untuk melihat history commit yang dilakukan klik di history. Bila ingin detail klik di repo dan klik Insight. Dan disetiap repo ada keterangan berapa kali commit</text:p>
      <text:p text:style-name="P5"><draw:line text:anchor-type="paragraph" draw:z-index="4" draw:name="Shape5" draw:style-name="gr7" draw:text-style-name="P12" svg:x1="3.263in" svg:y1="0.1571in" svg:x2="2.7909in" svg:y2="0.6571in"><text:p/></draw:line><draw:custom-shape text:anchor-type="paragraph" draw:z-index="5" draw:name="Shape6" draw:style-name="gr8" draw:text-style-name="P12" svg:width="0.2087in" svg:height="0.2087in" svg:x="3.1937in" svg:y="0.05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Shape8" draw:style-name="gr7" draw:text-style-name="P12" svg:x1="3.3327in" svg:y1="0.1846in" svg:x2="3.9299in" svg:y2="0.1709in"><text:p/></draw:line><draw:line text:anchor-type="paragraph" draw:z-index="8" draw:name="Shape9" draw:style-name="gr7" draw:text-style-name="P12" svg:x1="3.9299in" svg:y1="0.1846in" svg:x2="4.9299in" svg:y2="0.6291in"><text:p/></draw:line><draw:custom-shape text:anchor-type="paragraph" draw:z-index="9" draw:name="Shape11" draw:style-name="gr6" draw:text-style-name="P12" svg:width="0.1949in" svg:height="0.1949in" svg:x="3.902in" svg:y="0.073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BRANCH</text:p>
      <text:p text:style-name="P3"><draw:custom-shape text:anchor-type="paragraph" draw:z-index="0" draw:name="Shape2" draw:style-name="gr9" draw:text-style-name="P13" svg:width="0.1961in" svg:height="0.1961in" svg:x="2.6799in" svg:y="0.1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_0" draw:style-name="gr8" draw:text-style-name="P12" svg:width="0.2087in" svg:height="0.2087in" svg:x="1.3465in" svg:y="0.1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4" draw:style-name="gr6" draw:text-style-name="P12" svg:width="0.1949in" svg:height="0.1949in" svg:x="0.0134in" svg:y="0.1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2" draw:style-name="gr5" draw:text-style-name="P12" svg:width="0.2224in" svg:height="0.2224in" svg:x="4.8189in" svg:y="0.1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2" draw:style-name="gr3" draw:text-style-name="P12" svg:width="0.2087in" svg:height="0.2087in" svg:x="5.652in" svg:y="0.1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3" draw:style-name="gr2" draw:text-style-name="P12" svg:width="0.2642in" svg:height="0.2642in" svg:x="6.3465in" svg:y="0.162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3" draw:name="Shape1_0" draw:style-name="gr7" draw:text-style-name="P12" svg:x1="0.0134in" svg:y1="0.0961in" svg:x2="2.7079in" svg:y2="0.0681in"><text:p/></draw:line><draw:line text:anchor-type="paragraph" draw:z-index="6" draw:name="Shape7" draw:style-name="gr7" draw:text-style-name="P12" svg:x1="4.9299in" svg:y1="0.0543in" svg:x2="2.6799in" svg:y2="0.0961in"><text:p/></draw:line><draw:line text:anchor-type="paragraph" draw:z-index="11" draw:name="Shape10" draw:style-name="gr4" draw:text-style-name="P12" svg:x1="4.9299in" svg:y1="0.0957in" svg:x2="4.9299in" svg:y2="0.5122in"><text:p/></draw:line><draw:line text:anchor-type="paragraph" draw:z-index="15" draw:name="Shape16" draw:style-name="gr4" draw:text-style-name="P12" svg:x1="4.9299in" svg:y1="0.0957in" svg:x2="5.1106in" svg:y2="0.8319in"><text:p/></draw:line><draw:line text:anchor-type="paragraph" draw:z-index="17" draw:name="Shape18" draw:style-name="gr4" draw:text-style-name="P12" svg:x1="4.9299in" svg:y1="0.0957in" svg:x2="4.9299in" svg:y2="0.9567in"><text:p/></draw:line><draw:line text:anchor-type="paragraph" draw:z-index="18" draw:name="Shape19" draw:style-name="gr4" draw:text-style-name="P12" svg:x1="6.0689in" svg:y1="0.9571in" svg:x2="6.4161in" svg:y2="0.1654in"><text:p/></draw:line><draw:line text:anchor-type="paragraph" draw:z-index="19" draw:name="Shape20" draw:style-name="gr4" draw:text-style-name="P12" svg:x1="5.4717in" svg:y1="0.5264in" svg:x2="5.6937in" svg:y2="0.0957in"><text:p/></draw:line><draw:line text:anchor-type="paragraph" draw:z-index="20" draw:name="Shape21" draw:style-name="gr4" draw:text-style-name="P12" svg:x1="4.9299in" svg:y1="0.0539in" svg:x2="6.8882in" svg:y2="0.0402in"><text:p/></draw:line></text:p>
      <text:p text:style-name="P3"><draw:custom-shape text:anchor-type="paragraph" draw:z-index="23" draw:name="Shape24" draw:style-name="gr1" draw:text-style-name="P12" svg:width="0.2504in" svg:height="0.2504in" svg:x="5.3602in" svg:y="0.05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Shape13" draw:style-name="gr4" draw:text-style-name="P12" svg:x1="5.4717in" svg:y1="0.1429in" svg:x2="4.9299in" svg:y2="0.1291in"><text:p/></draw:line><text:tab/><text:tab/><text:tab/><text:tab/><text:tab/><text:tab/><text:span text:style-name="T2">MERGE</text:span></text:p>
      <text:p text:style-name="P3"/>
      <text:p text:style-name="P3"><draw:line text:anchor-type="paragraph" draw:z-index="13" draw:name="Shape14" draw:style-name="gr4" draw:text-style-name="P12" svg:x1="5.4575in" svg:y1="0.3126in" svg:x2="5.2492in" svg:y2="0.1181in"><text:p/></draw:line><draw:line text:anchor-type="paragraph" draw:z-index="14" draw:name="Shape15" draw:style-name="gr4" draw:text-style-name="P12" svg:x1="5.1102in" svg:y1="0.2571in" svg:x2="5.2492in" svg:y2="0.1181in"><text:p/></draw:line><text:tab/></text:p>
      <text:p text:style-name="P3"><draw:line text:anchor-type="paragraph" draw:z-index="16" draw:name="Shape17" draw:style-name="gr4" draw:text-style-name="P12" svg:x1="4.9299in" svg:y1="0.1764in" svg:x2="6.0689in" svg:y2="0.1902in"><text:p/></draw:line><draw:custom-shape text:anchor-type="paragraph" draw:z-index="24" draw:name="Shape25" draw:style-name="gr1" draw:text-style-name="P12" svg:width="0.2504in" svg:height="0.2504in" svg:x="5.9717in" svg:y="0.0654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Membuat Git Branch</text:span></text:p>
      <text:p text:style-name="P3">-<text:tab/><text:span text:style-name="T1">Membuat snapshop tanpa menggangu jalur utama (Master Branch)</text:span></text:p>
      <text:p text:style-name="P3">-<text:tab/><text:span text:style-name="T1">Fitur Experimental</text:span></text:p>
      <text:p text:style-name="P3">-<text:tab/><text:span text:style-name="T1">2 orang mengerjakan repo yang sama</text:span></text:p>
      <text:p text:style-name="P3"/>
      <text:p text:style-name="P7">ada 2 type merge yakni </text:p>
      <text:p text:style-name="P7"/>
      <text:p text:style-name="P7">1. fast merge <text:s text:c="12"/><text:tab/>:<text:tab/>tidak ada conflict lgsg merge</text:p>
      <text:p text:style-name="P7">2. three way merge<text:tab/>:<text:tab/>ada conflict tp bisa diresolve oleh master untuk merge ditandai</text:p>
      <text:p text:style-name="P7"><text:tab/><text:tab/><text:tab/>ada zigzag</text:p>
      <text:p text:style-name="P9">merge conflict<text:tab/>:<text:tab/>baris yang sama dirubah oleh 2 branch yang berbeda</text:p>
      <text:p text:style-name="P9"/>
      <text:p text:style-name="P7"/>
      <text:p text:style-name="P8"><text:span text:style-name="T3">pada saat melakukan merge harus dilakukan merge prosesnya adalah : ketika branch melakukan </text:span><text:span text:style-name="T5">pull requests</text:span><text:span text:style-name="T3"> repo lalu meminta master/main except request/</text:span><text:span text:style-name="T5">process merge tjd. </text:span><text:span text:style-name="T3"><text:s/></text:span><text:span text:style-name="T4">Apabila sudah dilakukan merge lalu delete pull request</text:span></text:p>
      <text:p text:style-name="P7"/>
      <text:p text:style-name="P7"/>
      <text:p text:style-name="P10"/>
      <text:p text:style-name="P10"><text:soft-page-break/>Fork</text:p>
      <text:p text:style-name="P10">-<text:tab/>Proses membuat copy/duplikat dari repository orang lain (beserta historynya)</text:p>
      <text:p text:style-name="P10">-<text:tab/>jembatan antara repo duplikat dengan repo original</text:p>
      <text:p text:style-name="P10">- <text:tab/>memodifikasi repo originalnya</text:p>
      <text:p text:style-name="P10"><text:span text:style-name="T6">untuk melakukan fork klik pada github orang lain lalu pilih respository klik fork.</text:span></text:p>
      <text:p text:style-name="P11">Lalu open github kita dan dilihat hasil fork</text:p>
      <text:p text:style-name="P11">buka respository fork lalu lakukan pull request dengan cara create new file pada branch main respository fork dan sent request.</text:p>
      <text:p text:style-name="P11">Dari sisi penerima</text:p>
      <text:p text:style-name="P11">accept merge</text:p>
      <text:p text:style-name="P11"/>
      <text:p text:style-name="P11">Bekerja dengan Git</text:p>
      <text:p text:style-name="P11"/>
      <text:p text:style-name="P11"/>
      <text:p text:style-name="P7"/>
      <text:p text:style-name="P7"/>
      <text:p text:style-name="P7"><text:s/></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8T08:58:56.994035745</meta:creation-date>
    <meta:editing-duration>PT1H28M</meta:editing-duration>
    <meta:editing-cycles>3</meta:editing-cycles>
    <meta:generator>LibreOffice/6.4.7.2$Linux_X86_64 LibreOffice_project/40$Build-2</meta:generator>
    <dc:date>2022-04-08T11:27:51.823112258</dc:date>
    <meta:document-statistic meta:table-count="0" meta:image-count="0" meta:object-count="0" meta:page-count="2" meta:paragraph-count="44" meta:word-count="307" meta:character-count="1931" meta:non-whitespace-character-count="1633"/>
  </office:meta>
</office:document-meta>
</file>